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/>
    </style:style>
    <style:style style:name="T3" style:family="text">
      <style:text-properties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text-position="super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fo:font-style="italic" style:font-style-asian="italic" style:font-style-complex="italic"/>
    </style:style>
    <style:style style:name="T8" style:family="text">
      <style:text-properties fo:font-weight="bold" style:font-weight-asian="bold"/>
    </style:style>
    <style:style style:name="T9" style:family="text">
      <style:text-properties style:text-position="sub"/>
    </style:style>
    <style:style style:name="T10" style:family="text">
      <style:text-properties/>
    </style:style>
    <style:style style:name="T11" style:family="text">
      <style:text-properties/>
    </style:style>
    <style:style style:name="T12" style:family="text">
      <style:text-properties/>
    </style:style>
    <style:style style:name="T13" style:family="text">
      <style:text-properties/>
    </style:style>
    <style:style style:name="P1" style:family="paragraph" style:parent-style-name="Standard" style:master-page-name="Standard">
      <style:paragraph-properties style:page-number="auto"/>
    </style:style>
    <style:style style:name="Section1" style:family="section">
      <style:section-properties>
        <style:columns fo:column-count="1"/>
      </style:section-properties>
    </style:style>
    <style:style style:name="cf14c5" style:family="table">
      <style:table-properties style:rel-width="100" table:align="cente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Adding element via HTML123</text:span></text:p>
        <text:p><text:span text:style-name="T2">Some well formed HTML snippet needs to be used</text:span></text:p>
        <text:p><text:span text:style-name="T3">With for example </text:span><text:span text:style-name="T4">some</text:span><text:span text:style-name="T5">1</text:span><text:span text:style-name="T6"> </text:span><text:span text:style-name="T7">inline</text:span><text:span text:style-name="T8"> formatting</text:span><text:span text:style-name="T9">1</text:span></text:p>
        <text:p><text:span text:style-name="T10">Unordered (bulleted) list:</text:span></text:p>
        <text:p><text:span text:style-name="T11">Ordered (numbered) list:</text:span></text:p>
        <text:p><text:span text:style-name="T12"> </text:span></text:p>
        <text:p><text:span text:style-name="T13"> 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6-12-16T08:07:47.000</dc:date>
    <meta:generator>PHPWord</meta:generator>
    <meta:initial-creator/>
    <meta:creation-date>2016-12-16T08:07:47.000</meta:creation-date>
    <meta:keyword/>
    <meta:user-defined meta:name="Category"/>
    <meta:user-defined meta:name="Company"/>
    <meta:user-defined meta:name="Manager"/>
  </office:meta>
</office:document-meta>
</file>